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Times New Roman"/>
    </style:style>
    <style:style style:name="P4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h 135<text:tab/><text:tab/><text:tab/><text:tab/><text:tab/><text:tab/><text:tab/><text:tab/><text:tab/><text:tab/>Alexander Maguire</text:p>
      <text:p text:style-name="P1">Assignment 10<text:tab/><text:tab/><text:tab/><text:tab/><text:tab/><text:tab/><text:tab/><text:tab/><text:tab/>20396195</text:p>
      <text:p text:style-name="P1"/>
      <text:p text:style-name="P1"/>
      <text:list xml:id="list1728887377" text:style-name="L1">
        <text:list-item>
          <text:p text:style-name="P3">Prove<text:bookmark-start text:name="__DdeLink__27_1057026631"/><draw:frame draw:style-name="fr1" draw:name="Object1" text:anchor-type="as-char" svg:width="1.2717in" svg:height="0.2201in" draw:z-index="0"><draw:object xlink:href="./Object 1" xlink:type="simple" xlink:show="embed" xlink:actuate="onLoad"/><draw:image xlink:href="./ObjectReplacements/Object 1" xlink:type="simple" xlink:show="embed" xlink:actuate="onLoad"/></draw:frame>or 4<text:bookmark-end text:name="__DdeLink__27_1057026631"/> for <draw:frame draw:style-name="fr1" draw:name="Object2" text:anchor-type="as-char" svg:width="0.8346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:</text:p>
          <text:p text:style-name="P3">Since <text:span text:style-name="T1">i</text:span> oscillates with four states, proving this for 1..4 through modulus applies to all values of n in the specified range.</text:p>
          <text:p text:style-name="P3"><draw:frame draw:style-name="fr1" draw:name="Object9" text:anchor-type="as-char" svg:width="1.1437in" svg:height="0.65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3"><text:bookmark-start text:name="__DdeLink__25_1057026631"/>Case 1:</text:p>
          <text:p text:style-name="P3"><draw:frame draw:style-name="fr1" draw:name="Object10" text:anchor-type="as-char" svg:width="1.0362in" svg:height="0.59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3">Case 2:</text:p>
          <text:p text:style-name="P3"><text:bookmark-end text:name="__DdeLink__25_1057026631"/><draw:frame draw:style-name="fr1" draw:name="Object11" text:anchor-type="as-char" svg:width="1.0547in" svg:height="0.592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text:p text:style-name="P3">Case 3:</text:p>
          <text:p text:style-name="P3"><draw:frame draw:style-name="fr1" draw:name="Object12" text:anchor-type="as-char" svg:width="1.0354in" svg:height="0.59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3">Case 4:</text:p>
          <text:p text:style-name="P3"><draw:frame draw:style-name="fr1" draw:name="Object13" text:anchor-type="as-char" svg:width="1.0866in" svg:height="0.592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<text:p text:style-name="P2"><text:span text:style-name="T2">Thus</text:span><text:span text:style-name="T2"><draw:frame draw:style-name="fr1" draw:name="Object14" text:anchor-type="as-char" svg:width="1.2717in" svg:height="0.220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or 4, as we have covered all cases and those were our only outputs.</text:span></text:p>
          <text:p text:style-name="P2"><text:span text:style-name="T2"/></text:p>
        </text:list-item>
        <text:list-item>
          <text:p text:style-name="P3"><draw:frame draw:style-name="fr2" draw:name="Object3" text:anchor-type="as-char" svg:y="-0.1752in" svg:width="1.9654in" svg:height="2.32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3">And so, <draw:frame draw:style-name="fr1" draw:name="Object15" text:anchor-type="as-char" svg:width="0.9071in" svg:height="0.198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</text:list-item>
        <text:list-item>
          <text:p text:style-name="P3"><text:soft-page-break/>a) <draw:frame draw:style-name="fr2" draw:name="Object4" text:anchor-type="as-char" svg:y="-0.1602in" svg:width="1.2681in" svg:height="1.563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text:p text:style-name="P3">b) <draw:frame draw:style-name="fr2" draw:name="Object5" text:anchor-type="as-char" svg:y="-0.1866in" svg:width="3.1311in" svg:height="5.094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3"/>
        </text:list-item>
        <text:list-item>
          <text:p text:style-name="P4"><draw:frame draw:style-name="fr2" draw:name="Object6" text:anchor-type="as-char" svg:y="-0.189in" svg:width="4.0571in" svg:height="1.4417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Text_20_body"/>
      <text:p text:style-name="Text_20_body"/>
      <text:p text:style-name="Text_20_body"/>
      <text:list xml:id="list888407493" text:continue-numbering="true" text:style-name="L1">
        <text:list-item>
          <text:p text:style-name="P4"><text:soft-page-break/>If<draw:frame draw:style-name="fr1" draw:name="Object8" text:anchor-type="as-char" svg:width="0.8701in" svg:height="0.2091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,</text:p>
          <text:p text:style-name="P4"><draw:frame draw:style-name="fr1" draw:name="Object7" text:anchor-type="as-char" svg:width="4.7598in" svg:height="1.9543in" draw:z-index="7"><draw:object xlink:href="./Object 7" xlink:type="simple" xlink:show="embed" xlink:actuate="onLoad"/><draw:image xlink:href="./ObjectReplacements/Object 7" xlink:type="simple" xlink:show="embed" xlink:actuate="onLoad"/></draw:frame></text:p>
          <text:p text:style-name="P4">This is obviously true, as the outside terms are inside (squared, then rooted) with other terms. The geometric interpretation of this inequality is that the length of a different in vectors is longer than or equal to the different of the individual vector lengh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2:01:00</meta:creation-date>
    <meta:editing-duration>PT8H4M33S</meta:editing-duration>
    <meta:editing-cycles>99</meta:editing-cycles>
    <meta:generator>LibreOffice/3.3$Unix LibreOffice_project/330m19$Build-8</meta:generator>
    <dc:date>2011-03-29T19:33:23</dc:date>
    <meta:document-statistic meta:table-count="0" meta:image-count="0" meta:object-count="15" meta:page-count="3" meta:paragraph-count="22" meta:word-count="114" meta:character-count="612"/>
  </office:meta>
</office:document-meta>
</file>

<file path=Object 1/content.xml><?xml version="1.0" encoding="utf-8"?>
<math xmlns="http://www.w3.org/1998/Math/MathML">
  <semantics>
    <mrow>
      <mrow>
        <mo stretchy="false">(</mo>
        <mrow>
          <mn>1</mn>
          <mo stretchy="false">+</mo>
          <msup>
            <mi>i</mi>
            <mn>2n</mn>
          </msup>
        </mrow>
        <mo stretchy="false">)</mo>
      </mrow>
      <mrow>
        <mrow>
          <mo stretchy="false">(</mo>
          <mrow>
            <mn>1</mn>
            <mo stretchy="false">+</mo>
            <msup>
              <mi>i</mi>
              <mi>n</mi>
            </msup>
          </mrow>
          <mo stretchy="false">)</mo>
        </mrow>
        <mo stretchy="false">=</mo>
        <mn>0</mn>
      </mrow>
    </mrow>
    <annotation encoding="StarMath 5.0">(1+i^2n)(1+i^n) = 0</annotation>
  </semantics>
</math>
</file>

<file path=Object 10/content.xml><?xml version="1.0" encoding="utf-8"?>
<math xmlns="http://www.w3.org/1998/Math/MathML">
  <semantics>
    <mtable>
      <mtr>
        <mtd>
          <mrow>
            <mo stretchy="false">=</mo>
            <mrow>
              <mrow>
                <mrow>
                  <mn>1</mn>
                  <mo stretchy="false">+</mo>
                  <msup>
                    <mi>i</mi>
                    <mn>1</mn>
                  </msup>
                </mrow>
                <mo stretchy="false">+</mo>
                <msup>
                  <mi>i</mi>
                  <mn>2</mn>
                </msup>
              </mrow>
              <mo stretchy="false">+</mo>
              <msup>
                <mi>i</mi>
                <mn>3</mn>
              </msup>
            </mrow>
          </mrow>
        </mtd>
      </mtr>
      <mtr>
        <mtd>
          <mrow>
            <mo stretchy="false">=</mo>
            <mrow>
              <mrow>
                <mrow>
                  <mn>1</mn>
                  <mo stretchy="false">+</mo>
                  <mi>i</mi>
                </mrow>
                <mo stretchy="false">−</mo>
                <mn>1</mn>
              </mrow>
              <mo stretchy="false">−</mo>
              <mi>i</mi>
            </mrow>
          </mrow>
        </mtd>
      </mtr>
      <mtr>
        <mtd>
          <mrow>
            <mo stretchy="false">=</mo>
            <mn>0</mn>
          </mrow>
        </mtd>
      </mtr>
    </mtable>
    <annotation encoding="StarMath 5.0">{}= 1 + i^1 + i^2 + i^3 newline
{}= 1 + i - 1 - i newline
{}=0</annotation>
  </semantics>
</math>
</file>

<file path=Object 11/content.xml><?xml version="1.0" encoding="utf-8"?>
<math xmlns="http://www.w3.org/1998/Math/MathML">
  <semantics>
    <mtable>
      <mtr>
        <mtd>
          <mrow>
            <mo stretchy="false">=</mo>
            <mrow>
              <mrow>
                <mrow>
                  <mn>1</mn>
                  <mo stretchy="false">+</mo>
                  <msup>
                    <mi>i</mi>
                    <mn>2</mn>
                  </msup>
                </mrow>
                <mo stretchy="false">+</mo>
                <msup>
                  <mi>i</mi>
                  <mn>4</mn>
                </msup>
              </mrow>
              <mo stretchy="false">+</mo>
              <msup>
                <mi>i</mi>
                <mn>6</mn>
              </msup>
            </mrow>
          </mrow>
        </mtd>
      </mtr>
      <mtr>
        <mtd>
          <mrow>
            <mo stretchy="false">=</mo>
            <mrow>
              <mrow>
                <mrow>
                  <mn>1</mn>
                  <mo stretchy="false">+</mo>
                  <mrow>
                    <mo stretchy="false">−</mo>
                    <mn>1</mn>
                  </mrow>
                </mrow>
                <mo stretchy="false">+</mo>
                <mn>1</mn>
              </mrow>
              <mo stretchy="false">−</mo>
              <mi>i</mi>
            </mrow>
          </mrow>
        </mtd>
      </mtr>
      <mtr>
        <mtd>
          <mrow>
            <mo stretchy="false">=</mo>
            <mn>0</mn>
          </mrow>
        </mtd>
      </mtr>
    </mtable>
    <annotation encoding="StarMath 5.0">{}= 1 + i^2 + i^4 + i^6 newline
{}= 1 + -1 + 1 - i newline
{}=0</annotation>
  </semantics>
</math>
</file>

<file path=Object 12/content.xml><?xml version="1.0" encoding="utf-8"?>
<math xmlns="http://www.w3.org/1998/Math/MathML">
  <semantics>
    <mtable>
      <mtr>
        <mtd>
          <mrow>
            <mo stretchy="false">=</mo>
            <mrow>
              <mrow>
                <mrow>
                  <mn>1</mn>
                  <mo stretchy="false">+</mo>
                  <msup>
                    <mi>i</mi>
                    <mn>3</mn>
                  </msup>
                </mrow>
                <mo stretchy="false">+</mo>
                <msup>
                  <mi>i</mi>
                  <mn>6</mn>
                </msup>
              </mrow>
              <mo stretchy="false">+</mo>
              <msup>
                <mi>i</mi>
                <mn>9</mn>
              </msup>
            </mrow>
          </mrow>
        </mtd>
      </mtr>
      <mtr>
        <mtd>
          <mrow>
            <mo stretchy="false">=</mo>
            <mrow>
              <mrow>
                <mrow>
                  <mn>1</mn>
                  <mo stretchy="false">−</mo>
                  <mi>i</mi>
                </mrow>
                <mo stretchy="false">−</mo>
                <mn>1</mn>
              </mrow>
              <mo stretchy="false">−</mo>
              <mrow>
                <mo stretchy="false">−</mo>
                <mi>i</mi>
              </mrow>
            </mrow>
          </mrow>
        </mtd>
      </mtr>
      <mtr>
        <mtd>
          <mrow>
            <mo stretchy="false">=</mo>
            <mn>0</mn>
          </mrow>
        </mtd>
      </mtr>
    </mtable>
    <annotation encoding="StarMath 5.0">{}= 1 + i^3 + i^6 + i^9 newline
{}= 1  - i - 1 - -i newline
{}=0</annotation>
  </semantics>
</math>
</file>

<file path=Object 13/content.xml><?xml version="1.0" encoding="utf-8"?>
<math xmlns="http://www.w3.org/1998/Math/MathML">
  <semantics>
    <mtable>
      <mtr>
        <mtd>
          <mrow>
            <mo stretchy="false">=</mo>
            <mrow>
              <mrow>
                <mrow>
                  <mn>1</mn>
                  <mo stretchy="false">+</mo>
                  <msup>
                    <mi>i</mi>
                    <mn>4</mn>
                  </msup>
                </mrow>
                <mo stretchy="false">+</mo>
                <msup>
                  <mi>i</mi>
                  <mn>8</mn>
                </msup>
              </mrow>
              <mo stretchy="false">+</mo>
              <msup>
                <mi>i</mi>
                <mn>12</mn>
              </msup>
            </mrow>
          </mrow>
        </mtd>
      </mtr>
      <mtr>
        <mtd>
          <mrow>
            <mo stretchy="false">=</mo>
            <mrow>
              <mrow>
                <mrow>
                  <mn>1</mn>
                  <mo stretchy="false">+</mo>
                  <mn>1</mn>
                </mrow>
                <mo stretchy="false">+</mo>
                <mn>1</mn>
              </mrow>
              <mo stretchy="false">+</mo>
              <mn>1</mn>
            </mrow>
          </mrow>
        </mtd>
      </mtr>
      <mtr>
        <mtd>
          <mrow>
            <mo stretchy="false">=</mo>
            <mn>4</mn>
          </mrow>
        </mtd>
      </mtr>
    </mtable>
    <annotation encoding="StarMath 5.0">{}= 1 + i^4 + i^8 + i^12 newline
{}= 1 + 1 +1 + 1 newline
{}=4</annotation>
  </semantics>
</math>
</file>

<file path=Object 14/content.xml><?xml version="1.0" encoding="utf-8"?>
<math xmlns="http://www.w3.org/1998/Math/MathML">
  <semantics>
    <mrow>
      <mrow>
        <mo stretchy="false">(</mo>
        <mrow>
          <mn>1</mn>
          <mo stretchy="false">+</mo>
          <msup>
            <mi>i</mi>
            <mn>2n</mn>
          </msup>
        </mrow>
        <mo stretchy="false">)</mo>
      </mrow>
      <mrow>
        <mrow>
          <mo stretchy="false">(</mo>
          <mrow>
            <mn>1</mn>
            <mo stretchy="false">+</mo>
            <msup>
              <mi>i</mi>
              <mi>n</mi>
            </msup>
          </mrow>
          <mo stretchy="false">)</mo>
        </mrow>
        <mo stretchy="false">=</mo>
        <mn>0</mn>
      </mrow>
    </mrow>
    <annotation encoding="StarMath 5.0">(1+i^2n)(1+i^n) = 0</annotation>
  </semantics>
</math>
</file>

<file path=Object 15/content.xml><?xml version="1.0" encoding="utf-8"?>
<math xmlns="http://www.w3.org/1998/Math/MathML">
  <semantics>
    <mrow>
      <mrow>
        <mi>z</mi>
        <mo stretchy="false">=</mo>
        <mrow>
          <mrow>
            <mo stretchy="false">−</mo>
            <mn>1</mn>
          </mrow>
          <mo stretchy="false">±</mo>
          <mi>i</mi>
        </mrow>
      </mrow>
      <msqrt>
        <mn>3</mn>
      </msqrt>
    </mrow>
    <annotation encoding="StarMath 5.0">z = -1 +- i sqrt 3</annotation>
  </semantics>
</math>
</file>

<file path=Object 2/content.xml><?xml version="1.0" encoding="utf-8"?>
<math xmlns="http://www.w3.org/1998/Math/MathML">
  <semantics>
    <mrow>
      <mrow>
        <mi>n</mi>
        <mo stretchy="false">∈</mo>
        <mo stretchy="false">ℕ</mo>
      </mrow>
      <mi>,</mi>
      <mrow>
        <mi>n</mi>
        <mo stretchy="false">&gt;</mo>
        <mn>0</mn>
      </mrow>
    </mrow>
    <annotation encoding="StarMath 5.0">n in setN, n &gt; 0</annotation>
  </semantics>
</math>
</file>

<file path=Object 3/content.xml><?xml version="1.0" encoding="utf-8"?>
<math xmlns="http://www.w3.org/1998/Math/MathML">
  <semantics>
    <mtable>
      <mtr>
        <mtd>
          <mrow>
            <mrow>
              <msup>
                <mi>z</mi>
                <mn>2</mn>
              </msup>
              <mo stretchy="false">=</mo>
              <mn>2</mn>
            </mrow>
            <mover accent="true">
              <mi>z</mi>
              <mo stretchy="false">̄</mo>
            </mover>
          </mrow>
        </mtd>
      </mtr>
      <mtr>
        <mtd>
          <mrow>
            <mrow>
              <mo stretchy="false">(</mo>
              <mrow>
                <mi>x</mi>
                <mo stretchy="false">+</mo>
                <mi mathvariant="italic">iy</mi>
              </mrow>
              <mo stretchy="false">)</mo>
            </mrow>
            <mrow>
              <mrow>
                <mo stretchy="false">(</mo>
                <mrow>
                  <mi>x</mi>
                  <mo stretchy="false">+</mo>
                  <mi mathvariant="italic">iy</mi>
                </mrow>
                <mo stretchy="false">)</mo>
              </mrow>
              <mo stretchy="false">=</mo>
              <mn>2</mn>
            </mrow>
            <mrow>
              <mo stretchy="false">(</mo>
              <mrow>
                <mi>x</mi>
                <mo stretchy="false">−</mo>
                <mi mathvariant="italic">iy</mi>
              </mrow>
              <mo stretchy="false">)</mo>
            </mrow>
          </mrow>
        </mtd>
      </mtr>
      <mtr>
        <mtd>
          <mrow>
            <mrow>
              <mrow>
                <msup>
                  <mi>x</mi>
                  <mn>2</mn>
                </msup>
                <mo stretchy="false">+</mo>
                <mn>2ixy</mn>
              </mrow>
              <mo stretchy="false">−</mo>
              <msup>
                <mi>y</mi>
                <mn>2</mn>
              </msup>
            </mrow>
            <mo stretchy="false">=</mo>
            <mrow>
              <mn>2x</mn>
              <mo stretchy="false">−</mo>
              <mn>2iy</mn>
            </mrow>
          </mrow>
        </mtd>
      </mtr>
      <mtr>
        <mtd>
          <mrow>
            <mrow>
              <mrow>
                <mo stretchy="false">(</mo>
                <mrow>
                  <msup>
                    <mi>x</mi>
                    <mn>2</mn>
                  </msup>
                  <mo stretchy="false">−</mo>
                  <msup>
                    <mi>y</mi>
                    <mn>2</mn>
                  </msup>
                </mrow>
                <mo stretchy="false">)</mo>
              </mrow>
              <mo stretchy="false">+</mo>
              <mrow>
                <mo stretchy="false">(</mo>
                <mrow>
                  <mn>2</mn>
                  <mi>x</mi>
                  <mi>y</mi>
                </mrow>
                <mo stretchy="false">)</mo>
              </mrow>
            </mrow>
            <mrow>
              <mi>i</mi>
              <mo stretchy="false">=</mo>
              <mrow>
                <mn>2x</mn>
                <mo stretchy="false">−</mo>
                <mn>2iy</mn>
              </mrow>
            </mrow>
          </mrow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sup>
                  <mi>y</mi>
                  <mn>2</mn>
                </msup>
              </mrow>
              <mo stretchy="false">=</mo>
              <mn>2</mn>
            </mrow>
            <mi>x</mi>
          </mrow>
        </mtd>
      </mtr>
      <mtr>
        <mtd>
          <mrow>
            <mn>2</mn>
            <mi>x</mi>
            <mrow>
              <mi>y</mi>
              <mo stretchy="false">=</mo>
              <mrow>
                <mo stretchy="false">−</mo>
                <mn>2y</mn>
              </mrow>
            </mrow>
          </mrow>
        </mtd>
      </mtr>
      <mtr>
        <mtd>
          <mrow>
            <mi>x</mi>
            <mo stretchy="false">=</mo>
            <mrow>
              <mo stretchy="false">−</mo>
              <mn>1</mn>
            </mrow>
          </mrow>
        </mtd>
      </mtr>
      <mtr>
        <mtd>
          <mrow>
            <mrow>
              <mrow>
                <msup>
                  <mrow>
                    <mo stretchy="false">(</mo>
                    <mrow>
                      <mo stretchy="false">−</mo>
                      <mn>1</mn>
                    </mrow>
                    <mo stretchy="false">)</mo>
                  </mrow>
                  <mn>2</mn>
                </msup>
                <mo stretchy="false">−</mo>
                <msup>
                  <mi>y</mi>
                  <mn>2</mn>
                </msup>
              </mrow>
              <mo stretchy="false">=</mo>
              <mn>2</mn>
            </mrow>
            <mrow>
              <mo stretchy="false">(</mo>
              <mrow>
                <mo stretchy="false">−</mo>
                <mn>1</mn>
              </mrow>
              <mo stretchy="false">)</mo>
            </mrow>
          </mrow>
        </mtd>
      </mtr>
      <mtr>
        <mtd>
          <mrow>
            <mrow>
              <mn>1</mn>
              <mo stretchy="false">−</mo>
              <msup>
                <mi>y</mi>
                <mn>2</mn>
              </msup>
            </mrow>
            <mo stretchy="false">=</mo>
            <mrow>
              <mo stretchy="false">−</mo>
              <mn>2</mn>
            </mrow>
          </mrow>
        </mtd>
      </mtr>
      <mtr>
        <mtd>
          <mrow>
            <msup>
              <mi>y</mi>
              <mn>2</mn>
            </msup>
            <mo stretchy="false">=</mo>
            <mn>3</mn>
          </mrow>
        </mtd>
      </mtr>
      <mtr>
        <mtd>
          <mrow>
            <mi>y</mi>
            <mo stretchy="false">=</mo>
            <mrow>
              <mo stretchy="false">±</mo>
              <msqrt>
                <mn>3</mn>
              </msqrt>
            </mrow>
          </mrow>
        </mtd>
      </mtr>
    </mtable>
    <annotation encoding="StarMath 5.0">z^2 = 2 bar z newline
(x+iy)(x+iy) = 2 (x-iy) newline
x^2+2ixy-y^2 = 2x - 2iy newline
(x^2-y^2)+(2 x y) i = 2x - 2iy newline
x^2 - y^2 = 2 x newline
2 x y = -2y newline
x = -1 newline
(-1)^2 - y^2 = 2 (-1) newline
1 - y^2 = -2 newline
y^2 = 3 newline
y = +- sqrt 3</annotation>
  </semantics>
</math>
</file>

<file path=Object 4/content.xml><?xml version="1.0" encoding="utf-8"?>
<math xmlns="http://www.w3.org/1998/Math/MathML">
  <semantics>
    <mtable>
      <mtr>
        <mtd>
          <mrow>
            <mrow>
              <mi>z</mi>
              <mo stretchy="false">+</mo>
              <mi>i</mi>
            </mrow>
            <mrow>
              <mi>w</mi>
              <mo stretchy="false">=</mo>
              <mn>2</mn>
            </mrow>
          </mrow>
        </mtd>
      </mtr>
      <mtr>
        <mtd>
          <mrow>
            <mrow>
              <mi>z</mi>
              <mo stretchy="false">=</mo>
              <mrow>
                <mn>2</mn>
                <mo stretchy="false">−</mo>
                <mi>i</mi>
              </mrow>
            </mrow>
            <mi>w</mi>
          </mrow>
        </mtd>
      </mtr>
      <mtr>
        <mtd>
          <mrow>
            <mi>i</mi>
            <mrow>
              <mrow>
                <mi>z</mi>
                <mo stretchy="false">+</mo>
                <mn>2w</mn>
              </mrow>
              <mo stretchy="false">=</mo>
              <mn>3</mn>
            </mrow>
          </mrow>
        </mtd>
      </mtr>
      <mtr>
        <mtd>
          <mrow>
            <mi>i</mi>
            <mrow>
              <mrow>
                <mrow>
                  <mo stretchy="false">(</mo>
                  <mrow>
                    <mrow>
                      <mn>2</mn>
                      <mo stretchy="false">−</mo>
                      <mi>i</mi>
                    </mrow>
                    <mi>w</mi>
                  </mrow>
                  <mo stretchy="false">)</mo>
                </mrow>
                <mo stretchy="false">+</mo>
                <mn>2w</mn>
              </mrow>
              <mo stretchy="false">=</mo>
              <mn>3</mn>
            </mrow>
          </mrow>
        </mtd>
      </mtr>
      <mtr>
        <mtd>
          <mrow>
            <mrow>
              <mrow>
                <mn>2i</mn>
                <mo stretchy="false">+</mo>
                <mi>w</mi>
              </mrow>
              <mo stretchy="false">+</mo>
              <mn>2w</mn>
            </mrow>
            <mo stretchy="false">=</mo>
            <mn>3</mn>
          </mrow>
        </mtd>
      </mtr>
      <mtr>
        <mtd>
          <mrow>
            <mn>3w</mn>
            <mo stretchy="false">=</mo>
            <mrow>
              <mn>3</mn>
              <mo stretchy="false">−</mo>
              <mn>2i</mn>
            </mrow>
          </mrow>
        </mtd>
      </mtr>
      <mtr>
        <mtd>
          <mrow>
            <mrow>
              <mi>w</mi>
              <mo stretchy="false">=</mo>
              <mfrac>
                <mn>1</mn>
                <mn>3</mn>
              </mfrac>
            </mrow>
            <mrow>
              <mo stretchy="false">(</mo>
              <mrow>
                <mn>3</mn>
                <mo stretchy="false">−</mo>
                <mn>2i</mn>
              </mrow>
              <mo stretchy="false">)</mo>
            </mrow>
          </mrow>
        </mtd>
      </mtr>
    </mtable>
    <annotation encoding="StarMath 5.0">z + i w = 2 newline
z = 2 - i w newline
i z + 2w = 3 newline
i (2 - i w) + 2w = 3 newline
2i + w + 2w = 3 newline
3w = 3 - 2i newline
w = 1 over 3(3 - 2i)</annotation>
  </semantics>
</math>
</file>

<file path=Object 5/content.xml><?xml version="1.0" encoding="utf-8"?>
<math xmlns="http://www.w3.org/1998/Math/MathML">
  <semantics>
    <mtable>
      <mtr>
        <mtd>
          <mrow>
            <mrow>
              <mi mathvariant="italic">iz</mi>
              <mo stretchy="false">+</mo>
              <mrow>
                <mo stretchy="false">(</mo>
                <mrow>
                  <mn>1</mn>
                  <mo stretchy="false">+</mo>
                  <mi>i</mi>
                </mrow>
                <mo stretchy="false">)</mo>
              </mrow>
            </mrow>
            <mrow>
              <mi>w</mi>
              <mo stretchy="false">=</mo>
              <mrow>
                <mrow>
                  <mo stretchy="false">−</mo>
                  <mn>3</mn>
                </mrow>
                <mo stretchy="false">+</mo>
                <mi>i</mi>
              </mrow>
            </mrow>
          </mrow>
        </mtd>
      </mtr>
      <mtr>
        <mtd>
          <mrow>
            <mrow>
              <mo stretchy="false">(</mo>
              <mrow>
                <mn>1</mn>
                <mo stretchy="false">+</mo>
                <mi>i</mi>
              </mrow>
              <mo stretchy="false">)</mo>
            </mrow>
            <mrow>
              <mi>w</mi>
              <mo stretchy="false">=</mo>
              <mrow>
                <mrow>
                  <mo stretchy="false">−</mo>
                  <mn>3</mn>
                </mrow>
                <mo stretchy="false">+</mo>
                <mi>i</mi>
              </mrow>
            </mrow>
            <mrow>
              <mo stretchy="false">(</mo>
              <mrow>
                <mn>1</mn>
                <mo stretchy="false">−</mo>
                <mi>z</mi>
              </mrow>
              <mo stretchy="false">)</mo>
            </mrow>
          </mrow>
        </mtd>
      </mtr>
      <mtr>
        <mtd>
          <mrow>
            <mi>w</mi>
            <mo stretchy="false">=</mo>
            <mfrac>
              <mrow>
                <mrow>
                  <mrow>
                    <mo stretchy="false">−</mo>
                    <mn>3</mn>
                  </mrow>
                  <mo stretchy="false">+</mo>
                  <mi>i</mi>
                </mrow>
                <mrow>
                  <mo stretchy="false">(</mo>
                  <mrow>
                    <mn>1</mn>
                    <mo stretchy="false">−</mo>
                    <mi>z</mi>
                  </mrow>
                  <mo stretchy="false">)</mo>
                </mrow>
              </mrow>
              <mrow>
                <mo stretchy="false">(</mo>
                <mrow>
                  <mn>1</mn>
                  <mo stretchy="false">+</mo>
                  <mi>i</mi>
                </mrow>
                <mo stretchy="false">)</mo>
              </mrow>
            </mfrac>
          </mrow>
        </mtd>
      </mtr>
      <mtr>
        <mtd>
          <mrow>
            <mrow>
              <mo stretchy="false">(</mo>
              <mrow>
                <mn>2</mn>
                <mo stretchy="false">+</mo>
                <mi>i</mi>
              </mrow>
              <mo stretchy="false">)</mo>
            </mrow>
            <mrow>
              <mi>z</mi>
              <mo stretchy="false">+</mo>
              <mrow>
                <mo stretchy="false">(</mo>
                <mrow>
                  <mn>3</mn>
                  <mo stretchy="false">−</mo>
                  <mn>2i</mn>
                </mrow>
                <mo stretchy="false">)</mo>
              </mrow>
            </mrow>
            <mrow>
              <mi>w</mi>
              <mo stretchy="false">=</mo>
              <mn>4i</mn>
            </mrow>
          </mrow>
        </mtd>
      </mtr>
      <mtr>
        <mtd>
          <mrow>
            <mrow>
              <mo stretchy="false">(</mo>
              <mrow>
                <mn>2</mn>
                <mo stretchy="false">+</mo>
                <mi>i</mi>
              </mrow>
              <mo stretchy="false">)</mo>
            </mrow>
            <mrow>
              <mrow>
                <mi>z</mi>
                <mo stretchy="false">+</mo>
                <mfrac>
                  <mrow>
                    <mrow>
                      <mo stretchy="false">(</mo>
                      <mrow>
                        <mn>3</mn>
                        <mo stretchy="false">−</mo>
                        <mn>2i</mn>
                      </mrow>
                      <mo stretchy="false">)</mo>
                    </mrow>
                    <mrow>
                      <mo stretchy="false">(</mo>
                      <mrow>
                        <mrow>
                          <mrow>
                            <mo stretchy="false">−</mo>
                            <mn>3</mn>
                          </mrow>
                          <mo stretchy="false">+</mo>
                          <mi>i</mi>
                        </mrow>
                        <mrow>
                          <mo stretchy="false">(</mo>
                          <mrow>
                            <mn>1</mn>
                            <mo stretchy="false">−</mo>
                            <mi>z</mi>
                          </mrow>
                          <mo stretchy="false">)</mo>
                        </mrow>
                      </mrow>
                      <mo stretchy="false">)</mo>
                    </mrow>
                  </mrow>
                  <mrow>
                    <mn>1</mn>
                    <mo stretchy="false">+</mo>
                    <mi>i</mi>
                  </mrow>
                </mfrac>
              </mrow>
              <mo stretchy="false">=</mo>
              <mn>4i</mn>
            </mrow>
          </mrow>
        </mtd>
      </mtr>
      <mtr>
        <mtd>
          <mrow>
            <mrow>
              <mrow>
                <mn>2z</mn>
                <mo stretchy="false">+</mo>
                <mi mathvariant="italic">iz</mi>
              </mrow>
              <mo stretchy="false">+</mo>
              <mfrac>
                <mrow>
                  <mrow>
                    <mo stretchy="false">(</mo>
                    <mrow>
                      <mn>3</mn>
                      <mo stretchy="false">−</mo>
                      <mn>2i</mn>
                    </mrow>
                    <mo stretchy="false">)</mo>
                  </mrow>
                  <mrow>
                    <mo stretchy="false">(</mo>
                    <mrow>
                      <mrow>
                        <mrow>
                          <mo stretchy="false">−</mo>
                          <mn>3</mn>
                        </mrow>
                        <mo stretchy="false">+</mo>
                        <mi>i</mi>
                      </mrow>
                      <mo stretchy="false">−</mo>
                      <mi mathvariant="italic">iz</mi>
                    </mrow>
                    <mo stretchy="false">)</mo>
                  </mrow>
                </mrow>
                <mrow>
                  <mn>1</mn>
                  <mo stretchy="false">+</mo>
                  <mi>i</mi>
                </mrow>
              </mfrac>
            </mrow>
            <mo stretchy="false">=</mo>
            <mn>4i</mn>
          </mrow>
        </mtd>
      </mtr>
      <mtr>
        <mtd>
          <mrow>
            <mrow>
              <mrow>
                <mn>2z</mn>
                <mo stretchy="false">+</mo>
                <mi mathvariant="italic">iz</mi>
              </mrow>
              <mo stretchy="false">+</mo>
              <mfrac>
                <mrow>
                  <mrow>
                    <mrow>
                      <mrow>
                        <mrow>
                          <mrow>
                            <mo stretchy="false">−</mo>
                            <mn>9</mn>
                          </mrow>
                          <mo stretchy="false">+</mo>
                          <mn>3i</mn>
                        </mrow>
                        <mo stretchy="false">−</mo>
                        <mn>3iz</mn>
                      </mrow>
                      <mo stretchy="false">+</mo>
                      <mn>6i</mn>
                    </mrow>
                    <mo stretchy="false">+</mo>
                    <mn>2</mn>
                  </mrow>
                  <mo stretchy="false">−</mo>
                  <mn>2z</mn>
                </mrow>
                <mrow>
                  <mn>1</mn>
                  <mo stretchy="false">+</mo>
                  <mi>i</mi>
                </mrow>
              </mfrac>
            </mrow>
            <mo stretchy="false">=</mo>
            <mn>4i</mn>
          </mrow>
        </mtd>
      </mtr>
      <mtr>
        <mtd>
          <mrow>
            <mrow>
              <mrow>
                <mn>2z</mn>
                <mo stretchy="false">+</mo>
                <mi mathvariant="italic">iz</mi>
              </mrow>
              <mo stretchy="false">+</mo>
              <mfrac>
                <mrow>
                  <mrow>
                    <mrow>
                      <mn>9i</mn>
                      <mo stretchy="false">−</mo>
                      <mn>2z</mn>
                    </mrow>
                    <mo stretchy="false">−</mo>
                    <mn>3iz</mn>
                  </mrow>
                  <mo stretchy="false">−</mo>
                  <mn>7</mn>
                </mrow>
                <mrow>
                  <mn>1</mn>
                  <mo stretchy="false">+</mo>
                  <mi>i</mi>
                </mrow>
              </mfrac>
            </mrow>
            <mo stretchy="false">=</mo>
            <mn>4i</mn>
          </mrow>
        </mtd>
      </mtr>
      <mtr>
        <mtd>
          <mrow>
            <mrow>
              <mrow>
                <mn>2z</mn>
                <mo stretchy="false">+</mo>
                <mi mathvariant="italic">iz</mi>
              </mrow>
              <mo stretchy="false">+</mo>
              <mrow>
                <mfrac>
                  <mrow>
                    <mrow>
                      <mrow>
                        <mn>9i</mn>
                        <mo stretchy="false">−</mo>
                        <mn>2z</mn>
                      </mrow>
                      <mo stretchy="false">−</mo>
                      <mn>3iz</mn>
                    </mrow>
                    <mo stretchy="false">−</mo>
                    <mn>7</mn>
                  </mrow>
                  <mrow>
                    <mn>1</mn>
                    <mo stretchy="false">+</mo>
                    <mi>i</mi>
                  </mrow>
                </mfrac>
                <mo stretchy="false">⋅</mo>
                <mfrac>
                  <mrow>
                    <mn>1</mn>
                    <mo stretchy="false">−</mo>
                    <mi>i</mi>
                  </mrow>
                  <mrow>
                    <mn>1</mn>
                    <mo stretchy="false">−</mo>
                    <mi>i</mi>
                  </mrow>
                </mfrac>
              </mrow>
            </mrow>
            <mo stretchy="false">=</mo>
            <mn>4i</mn>
          </mrow>
        </mtd>
      </mtr>
      <mtr>
        <mtd>
          <mrow>
            <mrow>
              <mrow>
                <mn>2z</mn>
                <mo stretchy="false">+</mo>
                <mi mathvariant="italic">iz</mi>
              </mrow>
              <mo stretchy="false">+</mo>
              <mfrac>
                <mrow>
                  <mrow>
                    <mrow>
                      <mrow>
                        <mrow>
                          <mrow>
                            <mrow>
                              <mn>9i</mn>
                              <mo stretchy="false">−</mo>
                              <mn>2z</mn>
                            </mrow>
                            <mo stretchy="false">−</mo>
                            <mn>3iz</mn>
                          </mrow>
                          <mo stretchy="false">−</mo>
                          <mn>7</mn>
                        </mrow>
                        <mo stretchy="false">−</mo>
                        <mn>9</mn>
                      </mrow>
                      <mo stretchy="false">+</mo>
                      <mn>2iz</mn>
                    </mrow>
                    <mo stretchy="false">−</mo>
                    <mn>3z</mn>
                  </mrow>
                  <mo stretchy="false">+</mo>
                  <mn>7i</mn>
                </mrow>
                <mn>2</mn>
              </mfrac>
            </mrow>
            <mo stretchy="false">=</mo>
            <mn>4i</mn>
          </mrow>
        </mtd>
      </mtr>
      <mtr>
        <mtd>
          <mrow>
            <mrow>
              <mrow>
                <mn>4z</mn>
                <mo stretchy="false">+</mo>
                <mn>2iz</mn>
              </mrow>
              <mo stretchy="false">+</mo>
              <mrow>
                <mrow>
                  <mrow>
                    <mn>16i</mn>
                    <mo stretchy="false">−</mo>
                    <mn>5z</mn>
                  </mrow>
                  <mo stretchy="false">−</mo>
                  <mi mathvariant="italic">iz</mi>
                </mrow>
                <mo stretchy="false">−</mo>
                <mn>16</mn>
              </mrow>
            </mrow>
            <mo stretchy="false">=</mo>
            <mn>8i</mn>
          </mrow>
        </mtd>
      </mtr>
      <mtr>
        <mtd>
          <mrow>
            <mrow>
              <mrow>
                <mrow>
                  <mi mathvariant="italic">iz</mi>
                  <mo stretchy="false">+</mo>
                  <mn>16i</mn>
                </mrow>
                <mo stretchy="false">−</mo>
                <mi>z</mi>
              </mrow>
              <mo stretchy="false">−</mo>
              <mn>16</mn>
            </mrow>
            <mo stretchy="false">=</mo>
            <mn>8i</mn>
          </mrow>
        </mtd>
      </mtr>
      <mtr>
        <mtd>
          <mrow>
            <mrow>
              <mrow>
                <mrow>
                  <mo stretchy="false">−</mo>
                  <mi>z</mi>
                </mrow>
                <mo stretchy="false">−</mo>
                <mn>16</mn>
              </mrow>
              <mo stretchy="false">=</mo>
              <mi>i</mi>
            </mrow>
            <mrow>
              <mo stretchy="false">(</mo>
              <mrow>
                <mrow>
                  <mn>8</mn>
                  <mo stretchy="false">−</mo>
                  <mi>z</mi>
                </mrow>
                <mo stretchy="false">−</mo>
                <mn>16</mn>
              </mrow>
              <mo stretchy="false">)</mo>
            </mrow>
          </mrow>
        </mtd>
      </mtr>
      <mtr>
        <mtd>
          <mrow>
            <mrow>
              <mrow>
                <mrow>
                  <mo stretchy="false">−</mo>
                  <mi>z</mi>
                </mrow>
                <mo stretchy="false">−</mo>
                <mn>16</mn>
              </mrow>
              <mo stretchy="false">=</mo>
              <mi>i</mi>
            </mrow>
            <mrow>
              <mo stretchy="false">(</mo>
              <mrow>
                <mrow>
                  <mo stretchy="false">−</mo>
                  <mn>8</mn>
                </mrow>
                <mo stretchy="false">−</mo>
                <mi>z</mi>
              </mrow>
              <mo stretchy="false">)</mo>
            </mrow>
          </mrow>
        </mtd>
      </mtr>
      <mtr>
        <mtd>
          <mrow>
            <mrow>
              <mi>z</mi>
              <mo stretchy="false">+</mo>
              <mn>16</mn>
            </mrow>
            <mo stretchy="false">=</mo>
            <mrow>
              <mn>8z</mn>
              <mo stretchy="false">+</mo>
              <mi mathvariant="italic">iz</mi>
            </mrow>
          </mrow>
        </mtd>
      </mtr>
      <mtr>
        <mtd>
          <mrow>
            <mi>z</mi>
            <mrow>
              <mrow>
                <mo stretchy="false">(</mo>
                <mrow>
                  <mrow>
                    <mn>1</mn>
                    <mo stretchy="false">−</mo>
                    <mn>8</mn>
                  </mrow>
                  <mo stretchy="false">−</mo>
                  <mi>i</mi>
                </mrow>
                <mo stretchy="false">)</mo>
              </mrow>
              <mo stretchy="false">=</mo>
              <mrow>
                <mo stretchy="false">−</mo>
                <mn>16</mn>
              </mrow>
            </mrow>
          </mrow>
        </mtd>
      </mtr>
      <mtr>
        <mtd>
          <mrow>
            <mrow>
              <mrow>
                <mi>z</mi>
                <mo stretchy="false">=</mo>
                <mrow>
                  <mfrac>
                    <mn>16</mn>
                    <mrow>
                      <mn>7</mn>
                      <mo stretchy="false">+</mo>
                      <mi>i</mi>
                    </mrow>
                  </mfrac>
                  <mo stretchy="false">⋅</mo>
                  <mfrac>
                    <mrow>
                      <mn>7</mn>
                      <mo stretchy="false">−</mo>
                      <mi>i</mi>
                    </mrow>
                    <mrow>
                      <mn>7</mn>
                      <mo stretchy="false">−</mo>
                      <mi>i</mi>
                    </mrow>
                  </mfrac>
                </mrow>
              </mrow>
              <mo stretchy="false">=</mo>
              <mfrac>
                <mn>1</mn>
                <mn>50</mn>
              </mfrac>
            </mrow>
            <mrow>
              <mo stretchy="false">(</mo>
              <mrow>
                <mn>112</mn>
                <mo stretchy="false">−</mo>
                <mn>16i</mn>
              </mrow>
              <mo stretchy="false">)</mo>
            </mrow>
          </mrow>
        </mtd>
      </mtr>
    </mtable>
    <annotation encoding="StarMath 5.0">iz + (1 + i)w = -3 + i newline
(1+i)w = -3 + i(1 - z) newline
w = {-3 + i(1-z)} over (1+i) newline
(2 + i)z + (3 - 2i)w = 4i newline
(2+i)z+{(3-2i)(-3 + i(1-z))} over {1+i} = 4i newline
2z + iz + {(3-2i)(-3+i-iz)} over {1 + i}=4i newline
2z+iz + {-9 + 3i - 3iz + 6i + 2 - 2z} over {1+i} = 4i newline
2z+iz + {9i-2z-3iz-7} over {1+i} = 4i newline
2z+iz + {{9i-2z-3iz-7} over {1+i}} cdot {{1-i} over {1-i}} = 4i newline
2z+iz + {9i-2z-3iz-7 -9 + 2iz - 3z +7i} over 2 = 4i newline
4z+2iz + {16i-5z-iz-16} = 8i newline
iz + 16i - z - 16 = 8i newline
-z - 16 = i(8 - z - 16) newline
-z - 16 = i(-8-z) newline
z + 16 = 8z+iz newline
z(1-8-i) = -16 newline
z = {16 over {7 + i}} cdot {{7 - i} over {7 - i}} = {1 over 50} (112 - 16i)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fenced open="∣" close="∣">
                    <mrow>
                      <mi>z</mi>
                      <mo stretchy="false">+</mo>
                      <mi>w</mi>
                    </mrow>
                  </mfenced>
                  <mn>2</mn>
                </msup>
                <mo stretchy="false">+</mo>
                <msup>
                  <mfenced open="∣" close="∣">
                    <mrow>
                      <mi>z</mi>
                      <mo stretchy="false">−</mo>
                      <mi>w</mi>
                    </mrow>
                  </mfenced>
                  <mn>2</mn>
                </msup>
              </mrow>
              <mo stretchy="false">=</mo>
              <mn>2</mn>
            </mrow>
            <mrow>
              <msup>
                <mfenced open="∣" close="∣">
                  <mi>z</mi>
                </mfenced>
                <mn>2</mn>
              </msup>
              <mo stretchy="false">+</mo>
              <mn>2</mn>
            </mrow>
            <msup>
              <mfenced open="∣" close="∣">
                <mi>w</mi>
              </mfenced>
              <mn>2</mn>
            </msup>
          </mrow>
        </mtd>
      </mtr>
      <mtr>
        <mtd>
          <mrow>
            <mrow>
              <mo stretchy="false">(</mo>
              <mrow>
                <mi>z</mi>
                <mo stretchy="false">+</mo>
                <mi>w</mi>
              </mrow>
              <mo stretchy="false">)</mo>
            </mrow>
            <mrow>
              <mover accent="true">
                <mrow>
                  <mo stretchy="false">(</mo>
                  <mrow>
                    <mi>z</mi>
                    <mo stretchy="false">+</mo>
                    <mi>w</mi>
                  </mrow>
                  <mo stretchy="false">)</mo>
                </mrow>
                <mo>¯</mo>
              </mover>
              <mo stretchy="false">+</mo>
              <mrow>
                <mo stretchy="false">(</mo>
                <mrow>
                  <mi>z</mi>
                  <mo stretchy="false">−</mo>
                  <mi>w</mi>
                </mrow>
                <mo stretchy="false">)</mo>
              </mrow>
            </mrow>
            <mrow>
              <mover accent="true">
                <mrow>
                  <mo stretchy="false">(</mo>
                  <mrow>
                    <mi>z</mi>
                    <mo stretchy="false">−</mo>
                    <mi>w</mi>
                  </mrow>
                  <mo stretchy="false">)</mo>
                </mrow>
                <mo>¯</mo>
              </mover>
              <mo stretchy="false">=</mo>
              <mn>2</mn>
            </mrow>
            <mi>z</mi>
            <mrow>
              <mover accent="true">
                <mi>z</mi>
                <mo stretchy="false">̄</mo>
              </mover>
              <mo stretchy="false">+</mo>
              <mn>2</mn>
            </mrow>
            <mi>w</mi>
            <mover accent="true">
              <mi>w</mi>
              <mo stretchy="false">̄</mo>
            </mover>
          </mrow>
        </mtd>
      </mtr>
      <mtr>
        <mtd>
          <mrow>
            <mrow>
              <mo stretchy="false">(</mo>
              <mrow>
                <mi>z</mi>
                <mo stretchy="false">+</mo>
                <mi>w</mi>
              </mrow>
              <mo stretchy="false">)</mo>
            </mrow>
            <mrow>
              <mrow>
                <mo stretchy="false">(</mo>
                <mrow>
                  <mover accent="true">
                    <mi>z</mi>
                    <mo stretchy="false">̄</mo>
                  </mover>
                  <mo stretchy="false">+</mo>
                  <mover accent="true">
                    <mi>w</mi>
                    <mo stretchy="false">̄</mo>
                  </mover>
                </mrow>
                <mo stretchy="false">)</mo>
              </mrow>
              <mo stretchy="false">+</mo>
              <mrow>
                <mo stretchy="false">(</mo>
                <mrow>
                  <mi>z</mi>
                  <mo stretchy="false">−</mo>
                  <mi>w</mi>
                </mrow>
                <mo stretchy="false">)</mo>
              </mrow>
            </mrow>
            <mrow>
              <mrow>
                <mo stretchy="false">(</mo>
                <mrow>
                  <mover accent="true">
                    <mi>z</mi>
                    <mo stretchy="false">̄</mo>
                  </mover>
                  <mo stretchy="false">−</mo>
                  <mover accent="true">
                    <mi>w</mi>
                    <mo stretchy="false">̄</mo>
                  </mover>
                </mrow>
                <mo stretchy="false">)</mo>
              </mrow>
              <mo stretchy="false">=</mo>
              <mn>2</mn>
            </mrow>
            <mi>z</mi>
            <mrow>
              <mover accent="true">
                <mi>z</mi>
                <mo stretchy="false">̄</mo>
              </mover>
              <mo stretchy="false">+</mo>
              <mn>2</mn>
            </mrow>
            <mi>w</mi>
            <mover accent="true">
              <mi>w</mi>
              <mo stretchy="false">̄</mo>
            </mover>
          </mrow>
        </mtd>
      </mtr>
      <mtr>
        <mtd>
          <mrow>
            <mrow>
              <mrow>
                <mrow>
                  <mo stretchy="false">(</mo>
                  <mrow>
                    <mi>z</mi>
                    <mrow>
                      <mover accent="true">
                        <mi>z</mi>
                        <mo stretchy="false">̄</mo>
                      </mover>
                      <mo stretchy="false">+</mo>
                      <mi>z</mi>
                    </mrow>
                    <mrow>
                      <mover accent="true">
                        <mi>w</mi>
                        <mo stretchy="false">̄</mo>
                      </mover>
                      <mo stretchy="false">+</mo>
                      <mi>w</mi>
                    </mrow>
                    <mrow>
                      <mover accent="true">
                        <mi>z</mi>
                        <mo stretchy="false">̄</mo>
                      </mover>
                      <mo stretchy="false">+</mo>
                      <mi>w</mi>
                    </mrow>
                    <mover accent="true">
                      <mi>w</mi>
                      <mo stretchy="false">̄</mo>
                    </mover>
                  </mrow>
                  <mo stretchy="false">)</mo>
                </mrow>
                <mo stretchy="false">+</mo>
                <mrow>
                  <mo stretchy="false">(</mo>
                  <mrow>
                    <mi>z</mi>
                    <mrow>
                      <mover accent="true">
                        <mi>z</mi>
                        <mo stretchy="false">̄</mo>
                      </mover>
                      <mo stretchy="false">−</mo>
                      <mi>z</mi>
                    </mrow>
                    <mrow>
                      <mover accent="true">
                        <mi>w</mi>
                        <mo stretchy="false">̄</mo>
                      </mover>
                      <mo stretchy="false">−</mo>
                      <mi>w</mi>
                    </mrow>
                    <mrow>
                      <mover accent="true">
                        <mi>z</mi>
                        <mo stretchy="false">̄</mo>
                      </mover>
                      <mo stretchy="false">+</mo>
                      <mi>w</mi>
                    </mrow>
                    <mover accent="true">
                      <mi>w</mi>
                      <mo stretchy="false">̄</mo>
                    </mover>
                  </mrow>
                  <mo stretchy="false">)</mo>
                </mrow>
              </mrow>
              <mo stretchy="false">=</mo>
              <mn>2</mn>
            </mrow>
            <mi>z</mi>
            <mrow>
              <mover accent="true">
                <mi>z</mi>
                <mo stretchy="false">̄</mo>
              </mover>
              <mo stretchy="false">+</mo>
              <mn>2</mn>
            </mrow>
            <mi>w</mi>
            <mover accent="true">
              <mi>w</mi>
              <mo stretchy="false">̄</mo>
            </mover>
          </mrow>
        </mtd>
      </mtr>
      <mtr>
        <mtd>
          <mrow>
            <mi>z</mi>
            <mrow>
              <mover accent="true">
                <mi>z</mi>
                <mo stretchy="false">̄</mo>
              </mover>
              <mo stretchy="false">+</mo>
              <mi>z</mi>
            </mrow>
            <mrow>
              <mover accent="true">
                <mi>z</mi>
                <mo stretchy="false">̄</mo>
              </mover>
              <mo stretchy="false">+</mo>
              <mi>w</mi>
            </mrow>
            <mrow>
              <mover accent="true">
                <mi>w</mi>
                <mo stretchy="false">̄</mo>
              </mover>
              <mo stretchy="false">+</mo>
              <mi>w</mi>
            </mrow>
            <mrow>
              <mover accent="true">
                <mi>w</mi>
                <mo stretchy="false">̄</mo>
              </mover>
              <mo stretchy="false">=</mo>
              <mn>2</mn>
            </mrow>
            <mi>z</mi>
            <mrow>
              <mover accent="true">
                <mi>z</mi>
                <mo stretchy="false">̄</mo>
              </mover>
              <mo stretchy="false">+</mo>
              <mn>2</mn>
            </mrow>
            <mi>w</mi>
            <mover accent="true">
              <mi>w</mi>
              <mo stretchy="false">̄</mo>
            </mover>
          </mrow>
        </mtd>
      </mtr>
      <mtr>
        <mtd>
          <mrow>
            <mn>2</mn>
            <mi>z</mi>
            <mrow>
              <mover accent="true">
                <mi>z</mi>
                <mo stretchy="false">̄</mo>
              </mover>
              <mo stretchy="false">+</mo>
              <mn>2</mn>
            </mrow>
            <mi>w</mi>
            <mrow>
              <mover accent="true">
                <mi>w</mi>
                <mo stretchy="false">̄</mo>
              </mover>
              <mo stretchy="false">=</mo>
              <mn>2</mn>
            </mrow>
            <mi>z</mi>
            <mrow>
              <mover accent="true">
                <mi>z</mi>
                <mo stretchy="false">̄</mo>
              </mover>
              <mo stretchy="false">+</mo>
              <mn>2w</mn>
            </mrow>
            <mover accent="true">
              <mi>w</mi>
              <mo stretchy="false">̄</mo>
            </mover>
          </mrow>
        </mtd>
      </mtr>
      <mtr>
        <mtd>
          <mo>❑</mo>
        </mtd>
      </mtr>
    </mtable>
    <annotation encoding="StarMath 5.0">{abs{z+w}}^2 + {abs{z-w}}^2 = 2 {abs z}^2 + 2 {abs w}^2 newline
(z+w) overline (z+w) + (z-w) overline (z-w) = 2 z bar z + 2 w bar w newline
(z+w)(bar z + bar w) + (z-w)(bar z - bar w) = 2 z bar z + 2 w bar w newline
(z bar z + z bar w + w bar z + w bar w) + (z bar z - z bar w - w bar z + w bar w) = 2 z bar z + 2 w bar w newline
z bar z + z bar z + w bar w + w bar w = 2 z bar z + 2 w bar w newline
2 z bar z + 2 w bar w = 2 z bar z + 2w bar w newline
&lt;?&gt;
</annotation>
  </semantics>
</math>
</file>

<file path=Object 7/content.xml><?xml version="1.0" encoding="utf-8"?>
<math xmlns="http://www.w3.org/1998/Math/MathML">
  <semantics>
    <mtable>
      <mtr>
        <mtd>
          <mrow>
            <mfenced open="∣" close="∣">
              <mrow>
                <msub>
                  <mi>z</mi>
                  <mn>1</mn>
                </msub>
                <mo stretchy="false">−</mo>
                <msub>
                  <mi>z</mi>
                  <mn>2</mn>
                </msub>
              </mrow>
            </mfenced>
            <mo stretchy="false">⩾</mo>
            <mrow>
              <mfenced open="∣" close="∣">
                <msub>
                  <mi>z</mi>
                  <mn>1</mn>
                </msub>
              </mfenced>
              <mo stretchy="false">−</mo>
              <mfenced open="∣" close="∣">
                <msub>
                  <mi>z</mi>
                  <mn>2</mn>
                </msub>
              </mfenced>
            </mrow>
          </mrow>
        </mtd>
      </mtr>
      <mtr>
        <mtd>
          <mrow>
            <msqrt>
              <mrow>
                <msup>
                  <mrow>
                    <mo stretchy="false">(</mo>
                    <mrow>
                      <msub>
                        <mi>x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sub>
                        <mi>y</mi>
                        <mn>1</mn>
                      </msub>
                      <mo stretchy="false">−</mo>
                      <msub>
                        <mi>y</mi>
                        <mn>2</mn>
                      </msub>
                    </mrow>
                    <mo stretchy="false">)</mo>
                  </mrow>
                  <mn>2</mn>
                </msup>
              </mrow>
            </msqrt>
            <mo stretchy="false">⩾</mo>
            <mrow>
              <msqrt>
                <mrow>
                  <msubsup>
                    <mi>x</mi>
                    <mn>1</mn>
                    <mn>2</mn>
                  </msubsup>
                  <mo stretchy="false">+</mo>
                  <msubsup>
                    <mi>y</mi>
                    <mn>1</mn>
                    <mn>2</mn>
                  </msubsup>
                </mrow>
              </msqrt>
              <mo stretchy="false">−</mo>
              <msqrt>
                <mrow>
                  <msubsup>
                    <mi>x</mi>
                    <mn>2</mn>
                    <mn>2</mn>
                  </msubsup>
                  <mo stretchy="false">+</mo>
                  <msubsup>
                    <mi>y</mi>
                    <mn>2</mn>
                    <mn>2</mn>
                  </msubsup>
                </mrow>
              </msqrt>
            </mrow>
          </mrow>
        </mtd>
      </mtr>
      <mtr>
        <mtd>
          <mrow>
            <msqrt>
              <mrow>
                <mrow>
                  <msubsup>
                    <mi>x</mi>
                    <mn>1</mn>
                    <mn>2</mn>
                  </msubsup>
                  <mo stretchy="false">−</mo>
                  <mn>2</mn>
                </mrow>
                <msub>
                  <mi>x</mi>
                  <mn>1</mn>
                </msub>
                <mrow>
                  <mrow>
                    <mrow>
                      <msub>
                        <mi>x</mi>
                        <mn>2</mn>
                      </msub>
                      <mo stretchy="false">+</mo>
                      <msubsup>
                        <mi>x</mi>
                        <mn>2</mn>
                        <mn>2</mn>
                      </msubsup>
                    </mrow>
                    <mo stretchy="false">+</mo>
                    <msubsup>
                      <mi>y</mi>
                      <mn>1</mn>
                      <mn>2</mn>
                    </msubsup>
                  </mrow>
                  <mo stretchy="false">−</mo>
                  <mn>2</mn>
                </mrow>
                <msub>
                  <mi>y</mi>
                  <mn>1</mn>
                </msub>
                <mrow>
                  <msub>
                    <mi>y</mi>
                    <mn>2</mn>
                  </msub>
                  <mo stretchy="false">+</mo>
                  <msubsup>
                    <mi>y</mi>
                    <mn>2</mn>
                    <mn>2</mn>
                  </msubsup>
                </mrow>
              </mrow>
            </msqrt>
            <mo stretchy="false">⩾</mo>
            <mrow>
              <msqrt>
                <mrow>
                  <msubsup>
                    <mi>x</mi>
                    <mn>1</mn>
                    <mn>2</mn>
                  </msubsup>
                  <mo stretchy="false">+</mo>
                  <msubsup>
                    <mi>y</mi>
                    <mn>1</mn>
                    <mn>2</mn>
                  </msubsup>
                </mrow>
              </msqrt>
              <mo stretchy="false">−</mo>
              <msqrt>
                <mrow>
                  <msubsup>
                    <mi>x</mi>
                    <mn>2</mn>
                    <mn>2</mn>
                  </msubsup>
                  <mo stretchy="false">+</mo>
                  <msubsup>
                    <mi>y</mi>
                    <mn>2</mn>
                    <mn>2</mn>
                  </msubsup>
                </mrow>
              </msqrt>
            </mrow>
          </mrow>
        </mtd>
      </mtr>
      <mtr>
        <mtd>
          <mrow>
            <mrow>
              <msubsup>
                <mi>x</mi>
                <mn>1</mn>
                <mn>2</mn>
              </msubsup>
              <mo stretchy="false">−</mo>
              <mn>2</mn>
            </mrow>
            <msub>
              <mi>x</mi>
              <mn>1</mn>
            </msub>
            <mrow>
              <mrow>
                <mrow>
                  <msub>
                    <mi>x</mi>
                    <mn>2</mn>
                  </msub>
                  <mo stretchy="false">+</mo>
                  <msubsup>
                    <mi>x</mi>
                    <mn>2</mn>
                    <mn>2</mn>
                  </msubsup>
                </mrow>
                <mo stretchy="false">+</mo>
                <msubsup>
                  <mi>y</mi>
                  <mn>1</mn>
                  <mn>2</mn>
                </msubsup>
              </mrow>
              <mo stretchy="false">−</mo>
              <mn>2</mn>
            </mrow>
            <msub>
              <mi>y</mi>
              <mn>1</mn>
            </msub>
            <mrow>
              <mrow>
                <msub>
                  <mi>y</mi>
                  <mn>2</mn>
                </msub>
                <mo stretchy="false">+</mo>
                <msubsup>
                  <mi>y</mi>
                  <mn>2</mn>
                  <mn>2</mn>
                </msubsup>
              </mrow>
              <mo stretchy="false">⩾</mo>
              <mrow>
                <mrow>
                  <msubsup>
                    <mi>x</mi>
                    <mn>1</mn>
                    <mn>2</mn>
                  </msubsup>
                  <mo stretchy="false">+</mo>
                  <msubsup>
                    <mi>y</mi>
                    <mn>1</mn>
                    <mn>2</mn>
                  </msubsup>
                </mrow>
                <mo stretchy="false">−</mo>
                <mn>2</mn>
              </mrow>
            </mrow>
            <msqrt>
              <mrow>
                <msubsup>
                  <mi>x</mi>
                  <mn>1</mn>
                  <mn>2</mn>
                </msubsup>
                <mo stretchy="false">+</mo>
                <msubsup>
                  <mi>y</mi>
                  <mn>1</mn>
                  <mn>2</mn>
                </msubsup>
              </mrow>
            </msqrt>
            <mrow>
              <mrow>
                <msqrt>
                  <mrow>
                    <msubsup>
                      <mi>x</mi>
                      <mn>2</mn>
                      <mn>2</mn>
                    </msubsup>
                    <mo stretchy="false">+</mo>
                    <msubsup>
                      <mi>y</mi>
                      <mn>2</mn>
                      <mn>2</mn>
                    </msubsup>
                  </mrow>
                </msqrt>
                <mo stretchy="false">+</mo>
                <msubsup>
                  <mi>x</mi>
                  <mn>2</mn>
                  <mn>2</mn>
                </msubsup>
              </mrow>
              <mo stretchy="false">+</mo>
              <msubsup>
                <mi>y</mi>
                <mn>2</mn>
                <mn>2</mn>
              </msubsup>
            </mrow>
          </mrow>
        </mtd>
      </mtr>
      <mtr>
        <mtd>
          <mrow>
            <msub>
              <mi>x</mi>
              <mn>1</mn>
            </msub>
            <mrow>
              <msub>
                <mi>x</mi>
                <mn>2</mn>
              </msub>
              <mo stretchy="false">+</mo>
              <msub>
                <mi>y</mi>
                <mn>1</mn>
              </msub>
            </mrow>
            <mrow>
              <msub>
                <mi>y</mi>
                <mn>2</mn>
              </msub>
              <mo stretchy="false">⩽</mo>
              <msqrt>
                <mrow>
                  <msubsup>
                    <mi>x</mi>
                    <mn>1</mn>
                    <mn>2</mn>
                  </msubsup>
                  <mo stretchy="false">+</mo>
                  <msubsup>
                    <mi>y</mi>
                    <mn>1</mn>
                    <mn>2</mn>
                  </msubsup>
                </mrow>
              </msqrt>
            </mrow>
            <msqrt>
              <mrow>
                <msubsup>
                  <mi>x</mi>
                  <mn>2</mn>
                  <mn>2</mn>
                </msubsup>
                <mo stretchy="false">+</mo>
                <msubsup>
                  <mi>y</mi>
                  <mn>2</mn>
                  <mn>2</mn>
                </msubsup>
              </mrow>
            </msqrt>
          </mrow>
        </mtd>
      </mtr>
      <mtr>
        <mtd>
          <mrow>
            <msub>
              <mi>x</mi>
              <mn>1</mn>
            </msub>
            <mrow>
              <msub>
                <mi>x</mi>
                <mn>2</mn>
              </msub>
              <mo stretchy="false">+</mo>
              <msub>
                <mi>y</mi>
                <mn>1</mn>
              </msub>
            </mrow>
            <mrow>
              <msub>
                <mi>y</mi>
                <mn>2</mn>
              </msub>
              <mo stretchy="false">⩽</mo>
              <msqrt>
                <mrow>
                  <mrow>
                    <mo stretchy="false">(</mo>
                    <mrow>
                      <msubsup>
                        <mi>x</mi>
                        <mn>1</mn>
                        <mn>2</mn>
                      </msubsup>
                      <mo stretchy="false">+</mo>
                      <msubsup>
                        <mi>y</mi>
                        <mn>1</mn>
                        <mn>2</mn>
                      </msubsup>
                    </mrow>
                    <mo stretchy="false">)</mo>
                  </mrow>
                  <mrow>
                    <mo stretchy="false">(</mo>
                    <mrow>
                      <msubsup>
                        <mi>x</mi>
                        <mn>2</mn>
                        <mn>2</mn>
                      </msubsup>
                      <mo stretchy="false">+</mo>
                      <msubsup>
                        <mi>y</mi>
                        <mn>2</mn>
                        <mn>2</mn>
                      </msubsup>
                    </mrow>
                    <mo stretchy="false">)</mo>
                  </mrow>
                </mrow>
              </msqrt>
            </mrow>
          </mrow>
        </mtd>
      </mtr>
      <mtr>
        <mtd>
          <mrow>
            <msub>
              <mi>x</mi>
              <mn>1</mn>
            </msub>
            <mrow>
              <msub>
                <mi>x</mi>
                <mn>2</mn>
              </msub>
              <mo stretchy="false">+</mo>
              <msub>
                <mi>y</mi>
                <mn>1</mn>
              </msub>
            </mrow>
            <mrow>
              <msub>
                <mi>y</mi>
                <mn>2</mn>
              </msub>
              <mo stretchy="false">⩽</mo>
              <msqrt>
                <mrow>
                  <msubsup>
                    <mi>x</mi>
                    <mn>1</mn>
                    <mn>2</mn>
                  </msubsup>
                  <mrow>
                    <msubsup>
                      <mi>x</mi>
                      <mn>2</mn>
                      <mn>2</mn>
                    </msubsup>
                    <mo stretchy="false">+</mo>
                    <msubsup>
                      <mi>x</mi>
                      <mn>1</mn>
                      <mn>2</mn>
                    </msubsup>
                  </mrow>
                  <mrow>
                    <msubsup>
                      <mi>y</mi>
                      <mn>2</mn>
                      <mn>2</mn>
                    </msubsup>
                    <mo stretchy="false">+</mo>
                    <msubsup>
                      <mi>x</mi>
                      <mn>2</mn>
                      <mn>2</mn>
                    </msubsup>
                  </mrow>
                  <mrow>
                    <msubsup>
                      <mi>y</mi>
                      <mn>1</mn>
                      <mn>2</mn>
                    </msubsup>
                    <mo stretchy="false">+</mo>
                    <msubsup>
                      <mi>y</mi>
                      <mn>1</mn>
                      <mn>2</mn>
                    </msubsup>
                  </mrow>
                  <msubsup>
                    <mi>y</mi>
                    <mn>2</mn>
                    <mn>2</mn>
                  </msubsup>
                </mrow>
              </msqrt>
            </mrow>
          </mrow>
        </mtd>
      </mtr>
      <mtr>
        <mtd/>
      </mtr>
    </mtable>
    <annotation encoding="StarMath 5.0">abs{z_1 - z_2} geslant abs{z_1} - abs{z_2} newline
sqrt{(x_1 - x_2)^2 + (y_1 - y_2)^2} geslant sqrt{x_1^2+y_1^2} - sqrt{x_2^2+y_2^2} newline
sqrt{x_1^2 - 2 x_1 x_2 + x_2^2 + y_1^2 - 2 y_1 y_2 + y_2^2} geslant sqrt{x_1^2+y_1^2} - sqrt{x_2^2+y_2^2} newline
x_1^2 - 2 x_1 x_2 + x_2^2 + y_1^2 - 2 y_1 y_2 + y_2^2 geslant x_1^2 + y_1^2 - 2 sqrt{x_1^2 + y_1^2}sqrt{x_2^2+y_2^2}+ x_2^2 + y_2^2 newline
x_1 x_2 + y_1 y_2 leslant sqrt{x_1^2 + y_1^2}sqrt{x_2^2+y_2^2} newline
x_1 x_2 + y_1 y_2 leslant sqrt{(x_1^2 + y_1^2)(x_2^2+y_2^2)} newline
x_1 x_2 + y_1 y_2 leslant sqrt{x_1^2 x_2^2 + x_1^2 y_2^2 + x_2^2 y_1^2 + y_1^2 y_2^2} newline</annotation>
  </semantics>
</math>
</file>

<file path=Object 8/content.xml><?xml version="1.0" encoding="utf-8"?>
<math xmlns="http://www.w3.org/1998/Math/MathML">
  <semantics>
    <mrow>
      <mrow>
        <msub>
          <mi>z</mi>
          <mi>n</mi>
        </msub>
        <mo stretchy="false">=</mo>
        <mrow>
          <msub>
            <mi>x</mi>
            <mi>n</mi>
          </msub>
          <mo stretchy="false">+</mo>
          <msub>
            <mi>y</mi>
            <mi>n</mi>
          </msub>
        </mrow>
      </mrow>
      <mi>i</mi>
    </mrow>
    <annotation encoding="StarMath 5.0">z_n = x_n + y_n i</annotation>
  </semantics>
</math>
</file>

<file path=Object 9/content.xml><?xml version="1.0" encoding="utf-8"?>
<math xmlns="http://www.w3.org/1998/Math/MathML">
  <semantics>
    <mtable>
      <mtr>
        <mtd>
          <mrow>
            <mrow>
              <mo stretchy="false">(</mo>
              <mrow>
                <mn>1</mn>
                <mo stretchy="false">+</mo>
                <msup>
                  <mi>i</mi>
                  <mn>2n</mn>
                </msup>
              </mrow>
              <mo stretchy="false">)</mo>
            </mrow>
            <mrow>
              <mo stretchy="false">(</mo>
              <mrow>
                <mn>1</mn>
                <mo stretchy="false">+</mo>
                <msup>
                  <mi>i</mi>
                  <mi>n</mi>
                </msup>
              </mrow>
              <mo stretchy="false">)</mo>
            </mrow>
          </mrow>
        </mtd>
      </mtr>
      <mtr>
        <mtd>
          <mrow>
            <mo stretchy="false">=</mo>
            <mrow>
              <mrow>
                <mrow>
                  <mn>1</mn>
                  <mo stretchy="false">+</mo>
                  <msup>
                    <mi>i</mi>
                    <mi>n</mi>
                  </msup>
                </mrow>
                <mo stretchy="false">+</mo>
                <msup>
                  <mi>i</mi>
                  <mn>2n</mn>
                </msup>
              </mrow>
              <mo stretchy="false">+</mo>
              <msup>
                <mi>i</mi>
                <mn>3n</mn>
              </msup>
            </mrow>
          </mrow>
        </mtd>
      </mtr>
      <mtr>
        <mtd>
          <mrow>
            <mo stretchy="false">=</mo>
            <mrow>
              <mrow>
                <mrow>
                  <mn>1</mn>
                  <mo stretchy="false">+</mo>
                  <msup>
                    <mi>i</mi>
                    <mi>n</mi>
                  </msup>
                </mrow>
                <mo stretchy="false">+</mo>
                <msup>
                  <mi>i</mi>
                  <mn>2n</mn>
                </msup>
              </mrow>
              <mo stretchy="false">+</mo>
              <msup>
                <mi>i</mi>
                <mn>3n</mn>
              </msup>
            </mrow>
          </mrow>
        </mtd>
      </mtr>
    </mtable>
    <annotation encoding="StarMath 5.0">(1+i^2n)(1+i^n) newline
{}= 1 + i^n + i^2n + i^3n newline
{}= 1 + i^n + i^2n + i^3n</annotation>
  </semantics>
</math>
</file>